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74cm" fo:min-width="2.335cm"/>
    </style:style>
    <style:style style:name="gr2" style:family="graphic" style:parent-style-name="standard">
      <style:graphic-properties draw:textarea-horizontal-align="justify" draw:textarea-vertical-align="middle" draw:auto-grow-height="false" fo:min-height="2.774cm" fo:min-width="2.962cm"/>
    </style:style>
    <style:style style:name="gr3" style:family="graphic" style:parent-style-name="standard">
      <style:graphic-properties draw:textarea-horizontal-align="justify" draw:textarea-vertical-align="middle" draw:auto-grow-height="false" fo:min-height="2.774cm" fo:min-width="2.977cm"/>
    </style:style>
    <style:style style:name="gr4" style:family="graphic" style:parent-style-name="standard">
      <style:graphic-properties draw:textarea-horizontal-align="justify" draw:textarea-vertical-align="middle" draw:auto-grow-height="false" fo:min-height="2.459cm" fo:min-width="2.477cm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2.3999996185303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2.835cm" svg:height="2.824cm" svg:x="2.165cm" svg:y="6.076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462cm" svg:height="3.024cm" svg:x="7cm" svg:y="6cm">
          <text:p text:style-name="P1">Lista</text:p>
          <text:p text:style-name="P1">professor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477cm" svg:height="3.024cm" svg:x="12.023cm" svg:y="6cm">
          <text:p text:style-name="P1">Lista</text:p>
          <text:p text:style-name="P1">Listas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2.977cm" svg:height="2.709cm" svg:x="17.223cm" svg:y="6.1cm">
          <text:p text:style-name="P1">Lista</text:p>
          <text:p text:style-name="P1">dúvidas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2.977cm" svg:height="2.709cm" svg:x="21.823cm" svg:y="6.1cm">
          <text:p text:style-name="P1">Mostra</text:p>
          <text:p text:style-name="P1">dúvida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cm" svg:y1="7.488cm" svg:x2="7cm" svg:y2="7.512cm" draw:start-shape="id1" draw:start-glue-point="1" draw:end-shape="id2" draw:end-glue-point="3" svg:d="M5000 7488h1000v24h1000" svg:viewBox="0 0 2001 25">
          <text:p/>
        </draw:connector>
        <draw:connector draw:style-name="gr5" draw:text-style-name="P2" draw:layer="layout" svg:x1="10.462cm" svg:y1="7.512cm" svg:x2="12.023cm" svg:y2="7.512cm" draw:start-shape="id2" draw:start-glue-point="1" draw:end-shape="id3" svg:d="M10462 7512h1561" svg:viewBox="0 0 1562 1">
          <text:p/>
        </draw:connector>
        <draw:connector draw:style-name="gr5" draw:text-style-name="P2" draw:layer="layout" svg:x1="15.5cm" svg:y1="7.512cm" svg:x2="17.223cm" svg:y2="7.454cm" draw:start-shape="id3" draw:start-glue-point="1" draw:end-shape="id4" draw:end-glue-point="3" svg:d="M15500 7512h861v-58h862" svg:viewBox="0 0 1724 59">
          <text:p/>
        </draw:connector>
        <draw:connector draw:style-name="gr5" draw:text-style-name="P2" draw:layer="layout" svg:x1="20.2cm" svg:y1="7.454cm" svg:x2="21.823cm" svg:y2="7.454cm" draw:start-shape="id4" draw:start-glue-point="1" draw:end-shape="id5" svg:d="M20200 7454h1623" svg:viewBox="0 0 162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21:04:59.066000000</meta:creation-date>
    <dc:date>2017-03-15T21:29:50.350000000</dc:date>
    <meta:editing-duration>PT24M53S</meta:editing-duration>
    <meta:editing-cycles>2</meta:editing-cycles>
    <meta:generator>LibreOffice/5.2.5.1$Windows_X86_64 LibreOffice_project/0312e1a284a7d50ca85a365c316c7abbf20a4d22</meta:generator>
    <meta:document-statistic meta:object-count="9"/>
  </office:meta>
</office:document-meta>
</file>